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7" table:visibility="collapse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Any acadèmic</text:p>
          </table:table-cell>
          <table:table-cell table:style-name="ce1"/>
          <table:table-cell table:style-name="ce3" office:value-type="string">
            <text:p>2010-11</text:p>
          </table:table-cell>
          <table:table-cell table:style-name="ce3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Assignatura</text:p>
          </table:table-cell>
          <table:table-cell table:style-name="ce1"/>
          <table:table-cell table:style-name="ce3" office:value-type="string">
            <text:p>20355 - Aplicacions Estadístiques</text:p>
          </table:table-cell>
          <table:table-cell table:style-name="ce3"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Grup</text:p>
          </table:table-cell>
          <table:table-cell table:style-name="ce1"/>
          <table:table-cell table:style-name="ce3" office:value-type="string">
            <text:p>Grup 2, 2S, GEED</text:p>
          </table:table-cell>
          <table:table-cell table:style-name="ce3"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4" office:value-type="string">
            <text:p>ASSIGNACIÓ PARÀMETRES PRÀCTIQUES</text:p>
          </table:table-cell>
          <table:table-cell table:style-name="ce3"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Ordre</text:p>
          </table:table-cell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7" office:value-type="string">
            <text:p>Any-inici</text:p>
          </table:table-cell>
          <table:table-cell table:style-name="ce7" office:value-type="string">
            <text:p>Any-Fi</text:p>
          </table:table-cell>
          <table:table-cell table:style-name="ce9" office:value-type="string">
            <text:p>Variable 1</text:p>
          </table:table-cell>
          <table:table-cell table:style-name="ce9" office:value-type="string">
            <text:p>Variable 2</text:p>
          </table:table-cell>
          <table:table-cell table:number-columns-repeated="2"/>
          <table:table-cell table:style-name="ce11" office:value-type="string">
            <text:p><text:span text:style-name="T1">Tipus de variables:</text:span>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3145570P</text:p>
          </table:table-cell>
          <table:table-cell office:value-type="string">
            <text:p>Alemany Mercé, Juan</text:p>
          </table:table-cell>
          <table:table-cell table:formula="of:=RANDBETWEEN(2000;2004)" office:value-type="float" office:value="2000">
            <text:p>2000</text:p>
          </table:table-cell>
          <table:table-cell table:formula="of:=IF([.I8]&gt;=2010; 2009; [.I8])" office:value-type="float" office:value="2004">
            <text:p>2004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4">
            <text:p>4</text:p>
          </table:table-cell>
          <table:table-cell table:formula="of:=IF([.F8]=[.G8];&quot;ALARMA&quot;;&quot;&quot;)">
            <text:p/>
          </table:table-cell>
          <table:table-cell table:formula="of:=[.D8]+RANDBETWEEN(4;6)" office:value-type="float" office:value="2004">
            <text:p>2004</text:p>
          </table:table-cell>
          <table:table-cell office:value-type="string">
            <text:p>1- Total edificis nova planta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43163347Y</text:p>
          </table:table-cell>
          <table:table-cell office:value-type="string">
            <text:p>Amengual Llofriu, Mateo</text:p>
          </table:table-cell>
          <table:table-cell table:formula="of:=RANDBETWEEN(2000;2004)" office:value-type="float" office:value="2003">
            <text:p>2003</text:p>
          </table:table-cell>
          <table:table-cell table:formula="of:=IF([.I9]&gt;=2010; 2009; [.I9])" office:value-type="float" office:value="2009">
            <text:p>2009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4">
            <text:p>4</text:p>
          </table:table-cell>
          <table:table-cell table:formula="of:=IF([.F9]=[.G9];&quot;ALARMA&quot;;&quot;&quot;)">
            <text:p/>
          </table:table-cell>
          <table:table-cell table:formula="of:=[.D9]+RANDBETWEEN(4;6)" office:value-type="float" office:value="2009">
            <text:p>2009</text:p>
          </table:table-cell>
          <table:table-cell office:value-type="string">
            <text:p>2- Total edificis residencials</text:p>
          </table:table-cell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41538541N</text:p>
          </table:table-cell>
          <table:table-cell office:value-type="string">
            <text:p>Ballester Puigserver, Maria Antònia</text:p>
          </table:table-cell>
          <table:table-cell table:formula="of:=RANDBETWEEN(2000;2004)" office:value-type="float" office:value="2003">
            <text:p>2003</text:p>
          </table:table-cell>
          <table:table-cell table:formula="of:=IF([.I10]&gt;=2010; 2009; [.I10])" office:value-type="float" office:value="2007">
            <text:p>2007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4">
            <text:p>4</text:p>
          </table:table-cell>
          <table:table-cell table:formula="of:=IF([.F10]=[.G10];&quot;ALARMA&quot;;&quot;&quot;)">
            <text:p/>
          </table:table-cell>
          <table:table-cell table:formula="of:=[.D10]+RANDBETWEEN(4;6)" office:value-type="float" office:value="2007">
            <text:p>2007</text:p>
          </table:table-cell>
          <table:table-cell office:value-type="string">
            <text:p>3- Edificis a rehabilitar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RANDBETWEEN(2000;2004)" office:value-type="float" office:value="2000">
            <text:p>2000</text:p>
          </table:table-cell>
          <table:table-cell table:formula="of:=IF([.I11]&gt;=2010; 2009; [.I11])" office:value-type="float" office:value="2004">
            <text:p>2004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4">
            <text:p>4</text:p>
          </table:table-cell>
          <table:table-cell table:formula="of:=IF([.F11]=[.G11];&quot;ALARMA&quot;;&quot;&quot;)">
            <text:p/>
          </table:table-cell>
          <table:table-cell table:formula="of:=[.D11]+RANDBETWEEN(4;6)" office:value-type="float" office:value="2004">
            <text:p>2004</text:p>
          </table:table-cell>
          <table:table-cell office:value-type="string">
            <text:p>4- Edificis a demolir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X1903597W</text:p>
          </table:table-cell>
          <table:table-cell office:value-type="string">
            <text:p>Christensen , Jule Sophie</text:p>
          </table:table-cell>
          <table:table-cell table:formula="of:=RANDBETWEEN(2000;2004)" office:value-type="float" office:value="2003">
            <text:p>2003</text:p>
          </table:table-cell>
          <table:table-cell table:formula="of:=IF([.I12]&gt;=2010; 2009; [.I12])" office:value-type="float" office:value="2008">
            <text:p>2008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1">
            <text:p>1</text:p>
          </table:table-cell>
          <table:table-cell table:formula="of:=IF([.F12]=[.G12];&quot;ALARMA&quot;;&quot;&quot;)">
            <text:p/>
          </table:table-cell>
          <table:table-cell table:formula="of:=[.D12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43096533F</text:p>
          </table:table-cell>
          <table:table-cell office:value-type="string">
            <text:p>Coll Villalonga, Bartomeu</text:p>
          </table:table-cell>
          <table:table-cell table:formula="of:=RANDBETWEEN(2000;2004)" office:value-type="float" office:value="2004">
            <text:p>2004</text:p>
          </table:table-cell>
          <table:table-cell table:formula="of:=IF([.I13]&gt;=2010; 2009; [.I13])" office:value-type="float" office:value="2008">
            <text:p>2008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4">
            <text:p>4</text:p>
          </table:table-cell>
          <table:table-cell table:formula="of:=IF([.F13]=[.G13];&quot;ALARMA&quot;;&quot;&quot;)">
            <text:p/>
          </table:table-cell>
          <table:table-cell table:formula="of:=[.D13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43182683E</text:p>
          </table:table-cell>
          <table:table-cell office:value-type="string">
            <text:p>Comas Fernández, Antoni</text:p>
          </table:table-cell>
          <table:table-cell table:formula="of:=RANDBETWEEN(2000;2004)" office:value-type="float" office:value="2004">
            <text:p>2004</text:p>
          </table:table-cell>
          <table:table-cell table:formula="of:=IF([.I14]&gt;=2010; 2009; [.I14])" office:value-type="float" office:value="2009">
            <text:p>2009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2">
            <text:p>2</text:p>
          </table:table-cell>
          <table:table-cell table:formula="of:=IF([.F14]=[.G14];&quot;ALARMA&quot;;&quot;&quot;)">
            <text:p/>
          </table:table-cell>
          <table:table-cell table:formula="of:=[.D14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43482732J</text:p>
          </table:table-cell>
          <table:table-cell office:value-type="string">
            <text:p>Cometta García, Leandro</text:p>
          </table:table-cell>
          <table:table-cell table:formula="of:=RANDBETWEEN(2000;2004)" office:value-type="float" office:value="2001">
            <text:p>2001</text:p>
          </table:table-cell>
          <table:table-cell table:formula="of:=IF([.I15]&gt;=2010; 2009; [.I15])" office:value-type="float" office:value="2005">
            <text:p>2005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3">
            <text:p>3</text:p>
          </table:table-cell>
          <table:table-cell table:formula="of:=IF([.F15]=[.G15];&quot;ALARMA&quot;;&quot;&quot;)">
            <text:p/>
          </table:table-cell>
          <table:table-cell table:formula="of:=[.D15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X6946671G</text:p>
          </table:table-cell>
          <table:table-cell office:value-type="string">
            <text:p>Debellis Torlaschi, Maurizio</text:p>
          </table:table-cell>
          <table:table-cell table:formula="of:=RANDBETWEEN(2000;2004)" office:value-type="float" office:value="2003">
            <text:p>2003</text:p>
          </table:table-cell>
          <table:table-cell table:formula="of:=IF([.I16]&gt;=2010; 2009; [.I16])" office:value-type="float" office:value="2007">
            <text:p>2007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3">
            <text:p>3</text:p>
          </table:table-cell>
          <table:table-cell table:formula="of:=IF([.F16]=[.G16];&quot;ALARMA&quot;;&quot;&quot;)">
            <text:p/>
          </table:table-cell>
          <table:table-cell table:formula="of:=[.D16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41523443W</text:p>
          </table:table-cell>
          <table:table-cell office:value-type="string">
            <text:p>Febrer Riera, Joan</text:p>
          </table:table-cell>
          <table:table-cell table:formula="of:=RANDBETWEEN(2000;2004)" office:value-type="float" office:value="2004">
            <text:p>2004</text:p>
          </table:table-cell>
          <table:table-cell table:formula="of:=IF([.I17]&gt;=2010; 2009; [.I17])" office:value-type="float" office:value="2009">
            <text:p>2009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17]=[.G17];&quot;ALARMA&quot;;&quot;&quot;)">
            <text:p/>
          </table:table-cell>
          <table:table-cell table:formula="of:=[.D17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RANDBETWEEN(2000;2004)" office:value-type="float" office:value="2001">
            <text:p>2001</text:p>
          </table:table-cell>
          <table:table-cell table:formula="of:=IF([.I18]&gt;=2010; 2009; [.I18])" office:value-type="float" office:value="2006">
            <text:p>2006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2">
            <text:p>2</text:p>
          </table:table-cell>
          <table:table-cell table:formula="of:=IF([.F18]=[.G18];&quot;ALARMA&quot;;&quot;&quot;)">
            <text:p/>
          </table:table-cell>
          <table:table-cell table:formula="of:=[.D18]+RANDBETWEEN(4;6)" office:value-type="float" office:value="2006">
            <text:p>2006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41586091K</text:p>
          </table:table-cell>
          <table:table-cell office:value-type="string">
            <text:p>Garcia Coll, Maria Alejandra</text:p>
          </table:table-cell>
          <table:table-cell table:formula="of:=RANDBETWEEN(2000;2004)" office:value-type="float" office:value="2004">
            <text:p>2004</text:p>
          </table:table-cell>
          <table:table-cell table:formula="of:=IF([.I19]&gt;=2010; 2009; [.I19])" office:value-type="float" office:value="2008">
            <text:p>2008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3">
            <text:p>3</text:p>
          </table:table-cell>
          <table:table-cell table:formula="of:=IF([.F19]=[.G19];&quot;ALARMA&quot;;&quot;&quot;)">
            <text:p/>
          </table:table-cell>
          <table:table-cell table:formula="of:=[.D19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43199575D</text:p>
          </table:table-cell>
          <table:table-cell office:value-type="string">
            <text:p>García Sierra, Jesica</text:p>
          </table:table-cell>
          <table:table-cell table:formula="of:=RANDBETWEEN(2000;2004)" office:value-type="float" office:value="2002">
            <text:p>2002</text:p>
          </table:table-cell>
          <table:table-cell table:formula="of:=IF([.I20]&gt;=2010; 2009; [.I20])" office:value-type="float" office:value="2006">
            <text:p>2006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4">
            <text:p>4</text:p>
          </table:table-cell>
          <table:table-cell table:formula="of:=IF([.F20]=[.G20];&quot;ALARMA&quot;;&quot;&quot;)">
            <text:p/>
          </table:table-cell>
          <table:table-cell table:formula="of:=[.D20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43182801W</text:p>
          </table:table-cell>
          <table:table-cell office:value-type="string">
            <text:p>Guasp Bonnín, Juan</text:p>
          </table:table-cell>
          <table:table-cell table:formula="of:=RANDBETWEEN(2000;2004)" office:value-type="float" office:value="2003">
            <text:p>2003</text:p>
          </table:table-cell>
          <table:table-cell table:formula="of:=IF([.I21]&gt;=2010; 2009; [.I21])" office:value-type="float" office:value="2007">
            <text:p>2007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4">
            <text:p>4</text:p>
          </table:table-cell>
          <table:table-cell table:formula="of:=IF([.F21]=[.G21];&quot;ALARMA&quot;;&quot;&quot;)">
            <text:p/>
          </table:table-cell>
          <table:table-cell table:formula="of:=[.D21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43190698X</text:p>
          </table:table-cell>
          <table:table-cell office:value-type="string">
            <text:p>Homar Florit, Carles</text:p>
          </table:table-cell>
          <table:table-cell table:formula="of:=RANDBETWEEN(2000;2004)" office:value-type="float" office:value="2003">
            <text:p>2003</text:p>
          </table:table-cell>
          <table:table-cell table:formula="of:=IF([.I22]&gt;=2010; 2009; [.I22])" office:value-type="float" office:value="2009">
            <text:p>2009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3">
            <text:p>3</text:p>
          </table:table-cell>
          <table:table-cell table:formula="of:=IF([.F22]=[.G22];&quot;ALARMA&quot;;&quot;&quot;)">
            <text:p/>
          </table:table-cell>
          <table:table-cell table:formula="of:=[.D22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43176420S</text:p>
          </table:table-cell>
          <table:table-cell office:value-type="string">
            <text:p>Horrach Fiol, Esperanza</text:p>
          </table:table-cell>
          <table:table-cell table:formula="of:=RANDBETWEEN(2000;2004)" office:value-type="float" office:value="2000">
            <text:p>2000</text:p>
          </table:table-cell>
          <table:table-cell table:formula="of:=IF([.I23]&gt;=2010; 2009; [.I23])" office:value-type="float" office:value="2006">
            <text:p>2006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2">
            <text:p>2</text:p>
          </table:table-cell>
          <table:table-cell table:formula="of:=IF([.F23]=[.G23];&quot;ALARMA&quot;;&quot;&quot;)">
            <text:p/>
          </table:table-cell>
          <table:table-cell table:formula="of:=[.D23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43173764G</text:p>
          </table:table-cell>
          <table:table-cell office:value-type="string">
            <text:p>Iglesias Cantarellas, Josep Lluis</text:p>
          </table:table-cell>
          <table:table-cell table:formula="of:=RANDBETWEEN(2000;2004)" office:value-type="float" office:value="2002">
            <text:p>2002</text:p>
          </table:table-cell>
          <table:table-cell table:formula="of:=IF([.I24]&gt;=2010; 2009; [.I24])" office:value-type="float" office:value="2006">
            <text:p>2006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4">
            <text:p>4</text:p>
          </table:table-cell>
          <table:table-cell table:formula="of:=IF([.F24]=[.G24];&quot;ALARMA&quot;;&quot;&quot;)">
            <text:p/>
          </table:table-cell>
          <table:table-cell table:formula="of:=[.D24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41523742W</text:p>
          </table:table-cell>
          <table:table-cell office:value-type="string">
            <text:p>Isern Rosselló, Antoni</text:p>
          </table:table-cell>
          <table:table-cell table:formula="of:=RANDBETWEEN(2000;2004)" office:value-type="float" office:value="2002">
            <text:p>2002</text:p>
          </table:table-cell>
          <table:table-cell table:formula="of:=IF([.I25]&gt;=2010; 2009; [.I25])" office:value-type="float" office:value="2007">
            <text:p>2007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2">
            <text:p>2</text:p>
          </table:table-cell>
          <table:table-cell table:formula="of:=IF([.F25]=[.G25];&quot;ALARMA&quot;;&quot;&quot;)">
            <text:p/>
          </table:table-cell>
          <table:table-cell table:formula="of:=[.D25]+RANDBETWEEN(4;6)" office:value-type="float" office:value="2007">
            <text:p>2007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43164338P</text:p>
          </table:table-cell>
          <table:table-cell office:value-type="string">
            <text:p>Jaume Macho, Laura Francisca</text:p>
          </table:table-cell>
          <table:table-cell table:formula="of:=RANDBETWEEN(2000;2004)" office:value-type="float" office:value="2003">
            <text:p>2003</text:p>
          </table:table-cell>
          <table:table-cell table:formula="of:=IF([.I26]&gt;=2010; 2009; [.I26])" office:value-type="float" office:value="2008">
            <text:p>2008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3">
            <text:p>3</text:p>
          </table:table-cell>
          <table:table-cell table:formula="of:=IF([.F26]=[.G26];&quot;ALARMA&quot;;&quot;&quot;)">
            <text:p/>
          </table:table-cell>
          <table:table-cell table:formula="of:=[.D26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41541796R</text:p>
          </table:table-cell>
          <table:table-cell office:value-type="string">
            <text:p>Jaume Vega, Miguel</text:p>
          </table:table-cell>
          <table:table-cell table:formula="of:=RANDBETWEEN(2000;2004)" office:value-type="float" office:value="2001">
            <text:p>2001</text:p>
          </table:table-cell>
          <table:table-cell table:formula="of:=IF([.I27]&gt;=2010; 2009; [.I27])" office:value-type="float" office:value="2005">
            <text:p>2005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1">
            <text:p>1</text:p>
          </table:table-cell>
          <table:table-cell table:formula="of:=IF([.F27]=[.G27];&quot;ALARMA&quot;;&quot;&quot;)">
            <text:p/>
          </table:table-cell>
          <table:table-cell table:formula="of:=[.D27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43088337E</text:p>
          </table:table-cell>
          <table:table-cell office:value-type="string">
            <text:p>Jodar Roca, Jose Gustavo</text:p>
          </table:table-cell>
          <table:table-cell table:formula="of:=RANDBETWEEN(2000;2004)" office:value-type="float" office:value="2003">
            <text:p>2003</text:p>
          </table:table-cell>
          <table:table-cell table:formula="of:=IF([.I28]&gt;=2010; 2009; [.I28])" office:value-type="float" office:value="2009">
            <text:p>2009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1">
            <text:p>1</text:p>
          </table:table-cell>
          <table:table-cell table:formula="of:=IF([.F28]=[.G28];&quot;ALARMA&quot;;&quot;&quot;)">
            <text:p/>
          </table:table-cell>
          <table:table-cell table:formula="of:=[.D28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43207582N</text:p>
          </table:table-cell>
          <table:table-cell office:value-type="string">
            <text:p>Juárez Ortega, Emilio</text:p>
          </table:table-cell>
          <table:table-cell table:formula="of:=RANDBETWEEN(2000;2004)" office:value-type="float" office:value="2003">
            <text:p>2003</text:p>
          </table:table-cell>
          <table:table-cell table:formula="of:=IF([.I29]&gt;=2010; 2009; [.I29])" office:value-type="float" office:value="2008">
            <text:p>2008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3">
            <text:p>3</text:p>
          </table:table-cell>
          <table:table-cell table:formula="of:=IF([.F29]=[.G29];&quot;ALARMA&quot;;&quot;&quot;)">
            <text:p/>
          </table:table-cell>
          <table:table-cell table:formula="of:=[.D29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RANDBETWEEN(2000;2004)" office:value-type="float" office:value="2000">
            <text:p>2000</text:p>
          </table:table-cell>
          <table:table-cell table:formula="of:=IF([.I30]&gt;=2010; 2009; [.I30])" office:value-type="float" office:value="2005">
            <text:p>2005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30]=[.G30];&quot;ALARMA&quot;;&quot;&quot;)">
            <text:p/>
          </table:table-cell>
          <table:table-cell table:formula="of:=[.D30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43177548Q</text:p>
          </table:table-cell>
          <table:table-cell office:value-type="string">
            <text:p>López Llompart, Patricia María</text:p>
          </table:table-cell>
          <table:table-cell table:formula="of:=RANDBETWEEN(2000;2004)" office:value-type="float" office:value="2000">
            <text:p>2000</text:p>
          </table:table-cell>
          <table:table-cell table:formula="of:=IF([.I31]&gt;=2010; 2009; [.I31])" office:value-type="float" office:value="2006">
            <text:p>2006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31]=[.G31];&quot;ALARMA&quot;;&quot;&quot;)">
            <text:p/>
          </table:table-cell>
          <table:table-cell table:formula="of:=[.D31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43200596H</text:p>
          </table:table-cell>
          <table:table-cell office:value-type="string">
            <text:p>Lozano Vallejo, Marta</text:p>
          </table:table-cell>
          <table:table-cell table:formula="of:=RANDBETWEEN(2000;2004)" office:value-type="float" office:value="2002">
            <text:p>2002</text:p>
          </table:table-cell>
          <table:table-cell table:formula="of:=IF([.I32]&gt;=2010; 2009; [.I32])" office:value-type="float" office:value="2008">
            <text:p>2008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2">
            <text:p>2</text:p>
          </table:table-cell>
          <table:table-cell table:formula="of:=IF([.F32]=[.G32];&quot;ALARMA&quot;;&quot;&quot;)">
            <text:p/>
          </table:table-cell>
          <table:table-cell table:formula="of:=[.D32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43153273Y</text:p>
          </table:table-cell>
          <table:table-cell office:value-type="string">
            <text:p>Martínez-Carrasco Martínez, Miguel Ángel</text:p>
          </table:table-cell>
          <table:table-cell table:formula="of:=RANDBETWEEN(2000;2004)" office:value-type="float" office:value="2003">
            <text:p>2003</text:p>
          </table:table-cell>
          <table:table-cell table:formula="of:=IF([.I33]&gt;=2010; 2009; [.I33])" office:value-type="float" office:value="2008">
            <text:p>2008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3">
            <text:p>3</text:p>
          </table:table-cell>
          <table:table-cell table:formula="of:=IF([.F33]=[.G33];&quot;ALARMA&quot;;&quot;&quot;)">
            <text:p/>
          </table:table-cell>
          <table:table-cell table:formula="of:=[.D33]+RANDBETWEEN(4;6)" office:value-type="float" office:value="2008">
            <text:p>2008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43156956D</text:p>
          </table:table-cell>
          <table:table-cell office:value-type="string">
            <text:p>Mena Alcalde, Juan Carlos</text:p>
          </table:table-cell>
          <table:table-cell table:formula="of:=RANDBETWEEN(2000;2004)" office:value-type="float" office:value="2001">
            <text:p>2001</text:p>
          </table:table-cell>
          <table:table-cell table:formula="of:=IF([.I34]&gt;=2010; 2009; [.I34])" office:value-type="float" office:value="2005">
            <text:p>2005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4">
            <text:p>4</text:p>
          </table:table-cell>
          <table:table-cell table:formula="of:=IF([.F34]=[.G34];&quot;ALARMA&quot;;&quot;&quot;)">
            <text:p/>
          </table:table-cell>
          <table:table-cell table:formula="of:=[.D34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43167906B</text:p>
          </table:table-cell>
          <table:table-cell office:value-type="string">
            <text:p>Molina del Campo, Juan Luis</text:p>
          </table:table-cell>
          <table:table-cell table:formula="of:=RANDBETWEEN(2000;2004)" office:value-type="float" office:value="2000">
            <text:p>2000</text:p>
          </table:table-cell>
          <table:table-cell table:formula="of:=IF([.I35]&gt;=2010; 2009; [.I35])" office:value-type="float" office:value="2006">
            <text:p>2006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35]=[.G35];&quot;ALARMA&quot;;&quot;&quot;)">
            <text:p/>
          </table:table-cell>
          <table:table-cell table:formula="of:=[.D35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RANDBETWEEN(2000;2004)" office:value-type="float" office:value="2000">
            <text:p>2000</text:p>
          </table:table-cell>
          <table:table-cell table:formula="of:=IF([.I36]&gt;=2010; 2009; [.I36])" office:value-type="float" office:value="2005">
            <text:p>2005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36]=[.G36];&quot;ALARMA&quot;;&quot;&quot;)">
            <text:p/>
          </table:table-cell>
          <table:table-cell table:formula="of:=[.D36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43208320Z</text:p>
          </table:table-cell>
          <table:table-cell office:value-type="string">
            <text:p>Puente Rosselló, Nerea</text:p>
          </table:table-cell>
          <table:table-cell table:formula="of:=RANDBETWEEN(2000;2004)" office:value-type="float" office:value="2000">
            <text:p>2000</text:p>
          </table:table-cell>
          <table:table-cell table:formula="of:=IF([.I37]&gt;=2010; 2009; [.I37])" office:value-type="float" office:value="2004">
            <text:p>2004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2">
            <text:p>2</text:p>
          </table:table-cell>
          <table:table-cell table:formula="of:=IF([.F37]=[.G37];&quot;ALARMA&quot;;&quot;&quot;)">
            <text:p/>
          </table:table-cell>
          <table:table-cell table:formula="of:=[.D37]+RANDBETWEEN(4;6)" office:value-type="float" office:value="2004">
            <text:p>2004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RANDBETWEEN(2000;2004)" office:value-type="float" office:value="2003">
            <text:p>2003</text:p>
          </table:table-cell>
          <table:table-cell table:formula="of:=IF([.I38]&gt;=2010; 2009; [.I38])" office:value-type="float" office:value="2009">
            <text:p>2009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2">
            <text:p>2</text:p>
          </table:table-cell>
          <table:table-cell table:formula="of:=IF([.F38]=[.G38];&quot;ALARMA&quot;;&quot;&quot;)">
            <text:p/>
          </table:table-cell>
          <table:table-cell table:formula="of:=[.D38]+RANDBETWEEN(4;6)" office:value-type="float" office:value="2009">
            <text:p>2009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41522550Y</text:p>
          </table:table-cell>
          <table:table-cell office:value-type="string">
            <text:p>Roig Ferriol, Magdalena</text:p>
          </table:table-cell>
          <table:table-cell table:formula="of:=RANDBETWEEN(2000;2004)" office:value-type="float" office:value="2001">
            <text:p>2001</text:p>
          </table:table-cell>
          <table:table-cell table:formula="of:=IF([.I39]&gt;=2010; 2009; [.I39])" office:value-type="float" office:value="2006">
            <text:p>2006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1">
            <text:p>1</text:p>
          </table:table-cell>
          <table:table-cell table:formula="of:=IF([.F39]=[.G39];&quot;ALARMA&quot;;&quot;&quot;)">
            <text:p/>
          </table:table-cell>
          <table:table-cell table:formula="of:=[.D39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41571280E</text:p>
          </table:table-cell>
          <table:table-cell office:value-type="string">
            <text:p>Rus García, Valentín</text:p>
          </table:table-cell>
          <table:table-cell table:formula="of:=RANDBETWEEN(2000;2004)" office:value-type="float" office:value="2004">
            <text:p>2004</text:p>
          </table:table-cell>
          <table:table-cell table:formula="of:=IF([.I40]&gt;=2010; 2009; [.I40])" office:value-type="float" office:value="2009">
            <text:p>2009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4">
            <text:p>4</text:p>
          </table:table-cell>
          <table:table-cell table:formula="of:=IF([.F40]=[.G40];&quot;ALARMA&quot;;&quot;&quot;)">
            <text:p/>
          </table:table-cell>
          <table:table-cell table:formula="of:=[.D40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RANDBETWEEN(2000;2004)" office:value-type="float" office:value="2001">
            <text:p>2001</text:p>
          </table:table-cell>
          <table:table-cell table:formula="of:=IF([.I41]&gt;=2010; 2009; [.I41])" office:value-type="float" office:value="2005">
            <text:p>2005</text:p>
          </table:table-cell>
          <table:table-cell table:formula="of:=RANDBETWEEN(1;4)" office:value-type="float" office:value="1">
            <text:p>1</text:p>
          </table:table-cell>
          <table:table-cell table:formula="of:=RANDBETWEEN(1;4)" office:value-type="float" office:value="3">
            <text:p>3</text:p>
          </table:table-cell>
          <table:table-cell table:formula="of:=IF([.F41]=[.G41];&quot;ALARMA&quot;;&quot;&quot;)">
            <text:p/>
          </table:table-cell>
          <table:table-cell table:formula="of:=[.D41]+RANDBETWEEN(4;6)" office:value-type="float" office:value="2005">
            <text:p>2005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RANDBETWEEN(2000;2004)" office:value-type="float" office:value="2002">
            <text:p>2002</text:p>
          </table:table-cell>
          <table:table-cell table:formula="of:=IF([.I42]&gt;=2010; 2009; [.I42])" office:value-type="float" office:value="2006">
            <text:p>2006</text:p>
          </table:table-cell>
          <table:table-cell table:formula="of:=RANDBETWEEN(1;4)" office:value-type="float" office:value="2">
            <text:p>2</text:p>
          </table:table-cell>
          <table:table-cell table:formula="of:=RANDBETWEEN(1;4)" office:value-type="float" office:value="3">
            <text:p>3</text:p>
          </table:table-cell>
          <table:table-cell table:formula="of:=IF([.F42]=[.G42];&quot;ALARMA&quot;;&quot;&quot;)">
            <text:p/>
          </table:table-cell>
          <table:table-cell table:formula="of:=[.D42]+RANDBETWEEN(4;6)" office:value-type="float" office:value="2006">
            <text:p>2006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43178186X</text:p>
          </table:table-cell>
          <table:table-cell office:value-type="string">
            <text:p>Terrasa Parets, Guillermo</text:p>
          </table:table-cell>
          <table:table-cell table:formula="of:=RANDBETWEEN(2000;2004)" office:value-type="float" office:value="2004">
            <text:p>2004</text:p>
          </table:table-cell>
          <table:table-cell table:formula="of:=IF([.I43]&gt;=2010; 2009; [.I43])" office:value-type="float" office:value="2009">
            <text:p>2009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1">
            <text:p>1</text:p>
          </table:table-cell>
          <table:table-cell table:formula="of:=IF([.F43]=[.G43];&quot;ALARMA&quot;;&quot;&quot;)">
            <text:p/>
          </table:table-cell>
          <table:table-cell table:formula="of:=[.D43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41538730V</text:p>
          </table:table-cell>
          <table:table-cell office:value-type="string">
            <text:p>Valero Cano, Carolina</text:p>
          </table:table-cell>
          <table:table-cell table:formula="of:=RANDBETWEEN(2000;2004)" office:value-type="float" office:value="2004">
            <text:p>2004</text:p>
          </table:table-cell>
          <table:table-cell table:formula="of:=IF([.I44]&gt;=2010; 2009; [.I44])" office:value-type="float" office:value="2009">
            <text:p>2009</text:p>
          </table:table-cell>
          <table:table-cell table:formula="of:=RANDBETWEEN(1;4)" office:value-type="float" office:value="3">
            <text:p>3</text:p>
          </table:table-cell>
          <table:table-cell table:formula="of:=RANDBETWEEN(1;4)" office:value-type="float" office:value="1">
            <text:p>1</text:p>
          </table:table-cell>
          <table:table-cell table:formula="of:=IF([.F44]=[.G44];&quot;ALARMA&quot;;&quot;&quot;)">
            <text:p/>
          </table:table-cell>
          <table:table-cell table:formula="of:=[.D44]+RANDBETWEEN(4;6)" office:value-type="float" office:value="2010">
            <text:p>2010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43201969B</text:p>
          </table:table-cell>
          <table:table-cell office:value-type="string">
            <text:p>Villalonga Rodas, Carlos</text:p>
          </table:table-cell>
          <table:table-cell table:formula="of:=RANDBETWEEN(2000;2004)" office:value-type="float" office:value="2004">
            <text:p>2004</text:p>
          </table:table-cell>
          <table:table-cell table:formula="of:=IF([.I45]&gt;=2010; 2009; [.I45])" office:value-type="float" office:value="2008">
            <text:p>2008</text:p>
          </table:table-cell>
          <table:table-cell table:formula="of:=RANDBETWEEN(1;4)" office:value-type="float" office:value="4">
            <text:p>4</text:p>
          </table:table-cell>
          <table:table-cell table:formula="of:=RANDBETWEEN(1;4)" office:value-type="float" office:value="1">
            <text:p>1</text:p>
          </table:table-cell>
          <table:table-cell table:formula="of:=IF([.F45]=[.G45];&quot;ALARMA&quot;;&quot;&quot;)">
            <text:p/>
          </table:table-cell>
          <table:table-cell table:formula="of:=[.D45]+RANDBETWEEN(4;6)" office:value-type="float" office:value="2008">
            <text:p>2008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-X="1" style:scale-to-Y="1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1:5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22T11:50:30.42</dc:date>
    <meta:generator>OpenOffice.org/3.0$Win32 OpenOffice.org_project/300m15$Build-9379</meta:generator>
    <meta:editing-duration>PT00H10M10S</meta:editing-duration>
    <meta:editing-cycles>1</meta:editing-cycles>
    <meta:document-statistic meta:table-count="1" meta:cell-count="36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